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Nod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insertAttributeAt( int index , String uri , String local , String raw , String typ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sImpl.getListNode(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Impl.getTyp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ListNodeAt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Impl.addAttribute( String uri , String local , String raw , String typ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Imp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sImpl.getListNode( String uri , String loc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sImpl.ge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Q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removeAttribute(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removeAttribute(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get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Typ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Local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Type(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addAttribute( String raw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getURI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getIndex( String uri , String lo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butesImpl.getValue(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removeAttributeAt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ttributesImpl.insertAttributeAt( int index , String raw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getIndex(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butes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Node.ListNode( String uri , String local , String raw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